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1.89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th" table:style-name="ta1">
        <table:shapes>
          <draw:frame draw:z-index="0" draw:style-name="gr1" draw:text-style-name="P1" svg:width="9.6386in" svg:height="7.4039in" svg:x="8.5567in" svg:y="0.1256in">
            <draw:object draw:notify-on-update-of-ranges="dth.G1:dth.G44 dth.I1:dth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iso_timestam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.7" calcext:value-type="float">
            <text:p>24.7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2024-09-20 02:34:30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2024-09-20 02:37:05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4.7" calcext:value-type="float">
            <text:p>24.7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2024-09-20 02:48:23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4.3" calcext:value-type="float">
            <text:p>24.3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2024-09-20 02:59:59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4.66" calcext:value-type="float">
            <text:p>74.66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2024-09-20 03:05:45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74.84" calcext:value-type="float">
            <text:p>74.84</text:p>
          </table:table-cell>
          <table:table-cell office:value-type="float" office:value="34.1" calcext:value-type="float">
            <text:p>34.1</text:p>
          </table:table-cell>
          <table:table-cell office:value-type="string" calcext:value-type="string">
            <text:p>2024-09-20 03:08:52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3.6" calcext:value-type="float">
            <text:p>53.6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2024-09-20 10:24:25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4.66" calcext:value-type="float">
            <text:p>74.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4-09-20 03:20:20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72.68" calcext:value-type="float">
            <text:p>72.68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2024-09-20 03:32:18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71.06" calcext:value-type="float">
            <text:p>71.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4-09-20 03:44:21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69.98" calcext:value-type="float">
            <text:p>69.98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2024-09-20 03:56:25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8.9" calcext:value-type="float">
            <text:p>68.9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2024-09-20 04:08:29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7.82" calcext:value-type="float">
            <text:p>67.82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2024-09-20 04:20:33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7.1" calcext:value-type="float">
            <text:p>67.1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2024-09-20 04:32:37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66.56" calcext:value-type="float">
            <text:p>66.56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2024-09-20 04:44:34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65.84" calcext:value-type="float">
            <text:p>65.84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2024-09-20 04:56:39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5.12" calcext:value-type="float">
            <text:p>65.12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2024-09-20 05:08:42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4.4" calcext:value-type="float">
            <text:p>64.4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2024-09-20 05:20:51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3.86" calcext:value-type="float">
            <text:p>63.86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2024-09-20 05:33:01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3.14" calcext:value-type="float">
            <text:p>63.14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2024-09-20 05:45:09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62.6" calcext:value-type="float">
            <text:p>62.6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2024-09-20 05:57:13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2.06" calcext:value-type="float">
            <text:p>62.06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2024-09-20 06:09:34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1.52" calcext:value-type="float">
            <text:p>61.52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2024-09-20 06:21:35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60.98" calcext:value-type="float">
            <text:p>60.98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2024-09-20 06:33:41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60.44" calcext:value-type="float">
            <text:p>60.44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2024-09-20 06:45:41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0.08" calcext:value-type="float">
            <text:p>60.08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2024-09-20 06:57:45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9.36" calcext:value-type="float">
            <text:p>59.36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2024-09-20 07:09:53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2024-09-20 07:22:01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8.46" calcext:value-type="float">
            <text:p>58.46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2024-09-20 07:34:06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8.1" calcext:value-type="float">
            <text:p>58.1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2024-09-20 07:46:12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7.74" calcext:value-type="float">
            <text:p>57.7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4-09-20 07:58:18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7.38" calcext:value-type="float">
            <text:p>57.38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2024-09-20 08:10:30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7.02" calcext:value-type="float">
            <text:p>57.02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2024-09-20 08:22:39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.66" calcext:value-type="float">
            <text:p>56.66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2024-09-20 08:34:46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6.3" calcext:value-type="float">
            <text:p>56.3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2024-09-20 08:46:54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5.94" calcext:value-type="float">
            <text:p>55.9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4-09-20 08:58:53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5.76" calcext:value-type="float">
            <text:p>55.76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2024-09-20 09:11:07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5.22" calcext:value-type="float">
            <text:p>55.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4-09-20 09:23:22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5.04" calcext:value-type="float">
            <text:p>55.04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2024-09-20 09:35:39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.5" calcext:value-type="float">
            <text:p>54.5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2024-09-20 09:47:51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4.14" calcext:value-type="float">
            <text:p>54.14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2024-09-20 09:59:58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3.78" calcext:value-type="float">
            <text:p>53.78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2024-09-20 10:12:13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5.04" calcext:value-type="float">
            <text:p>55.04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2024-09-20 10:32:20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0T04:00:30.737283452</dc:date>
    <meta:editing-duration>PT4M13S</meta:editing-duration>
    <meta:editing-cycles>1</meta:editing-cycles>
    <meta:document-statistic meta:table-count="1" meta:cell-count="39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483cm" svg:height="18.807cm" xlink:href=".." xlink:type="simple" chart:class="chart:line" chart:style-name="ch1">
        <chart:legend chart:legend-position="end" svg:x="21.604cm" svg:y="9.104cm" style:legend-expansion="high" chart:style-name="ch2"/>
        <chart:plot-area chart:style-name="ch3" table:cell-range-address="dth.G1:dth.G44 dth.I1:dth.I44" chart:data-source-has-labels="row" svg:x="-0.262cm" svg:y="-0.199cm" svg:width="23.037cm" svg:height="18.066cm">
          <chart:coordinate-region svg:x="0.359cm" svg:y="0cm" svg:width="22.23cm" svg:height="17.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th.G1:dth.G44" chart:class="chart:line">
            <chart:data-point chart:repeated="44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th.G1:dth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84">
                <text:p>74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68">
                <text:p>72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06">
                <text:p>71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.98">
                <text:p>69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82">
                <text:p>67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56">
                <text:p>66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84">
                <text:p>65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.12">
                <text:p>65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.86">
                <text:p>63.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14">
                <text:p>63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.06">
                <text:p>62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52">
                <text:p>61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.98">
                <text:p>60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.44">
                <text:p>60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.08">
                <text:p>60.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36">
                <text:p>59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.46">
                <text:p>58.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74">
                <text:p>57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38">
                <text:p>57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66">
                <text:p>56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.94">
                <text:p>55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.22">
                <text:p>55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.04">
                <text:p>55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14">
                <text:p>54.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78">
                <text:p>53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04">
                <text:p>55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